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ithub – containing figures, data, etc:<text:span text:style-name="T1"> </text:span><text:a xlink:type="simple" xlink:href="https://github.com/rethmecc/nEXO"><text:span text:style-name="T1">https://github.com/rethmecc/nEXO</text:span></text:a></text:p>
      <text:p text:style-name="Standard"><text:span text:style-name="T1">Bitbucket – containg code: </text:span><text:a xlink:type="simple" xlink:href="https://bitbucket.org/nEXO-TRIUMF/sipm"><text:span text:style-name="T1">https://bitbucket.org/nEXO-TRIUMF/sipm</text:span></text:a></text:p>
      <text:p text:style-name="P1"><text:tab/>Bitbucket account – username: nEXO-TRIUMF, password: nexotriumf</text:p>
      <text:p text:style-name="P1"/>
      <text:p text:style-name="P1">On ladd20, /home/exo/sipm is the main directory which is synced with the bitbucket. /home/exo/lloyd is very similar, and /home/exo/carl contains similar code but also a lot of processed data files. These are left as an archive. </text:p>
      <text:p text:style-name="P1"/>
      <text:p text:style-name="P1">The LampRunInfo file is used as an index for the hdf5 files, so that you can use the run numbers in running analysis software from the command line rather than cumbersome file names.</text:p>
      <text:p text:style-name="P1"/>
      <text:p text:style-name="P1">It will be important for you at some point soon to either insulate the bottom of the large dewar or devise some system for catching drips – currently when the frost that forms on it melts it forms a puddle which runs into the center of the room and creates a slipping hazard.</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5T10:42:25</meta:creation-date>
    <meta:generator>LibreOffice/3.5$Linux_X86_64 LibreOffice_project/350m1$Build-2</meta:generator>
    <dc:date>2015-08-31T11:27:08</dc:date>
    <meta:editing-duration>PT2M45S</meta:editing-duration>
    <meta:editing-cycles>3</meta:editing-cycles>
    <meta:document-statistic meta:table-count="0" meta:image-count="0" meta:object-count="0" meta:page-count="1" meta:paragraph-count="6" meta:word-count="141" meta:character-count="886" meta:non-whitespace-character-count="749"/>
  </office:meta>
</office:document-meta>
</file>